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3">(Responsabilidades y Atributos)</text:p>
      <text:p text:style-name="P1">Caso de uso CU0008 – Registrar Usuario</text:p>
      <text:p text:style-name="P1"/>
      <text:p text:style-name="P6"><text:span text:style-name="T1">Clase</text:span> Registración</text:p>
      <text:list xml:id="list1437050091" text:style-name="L1">
        <text:list-item>
          <text:p text:style-name="P8">Responsabilidades</text:p>
          <text:list>
            <text:list-item>
              <text:p text:style-name="P10">Mostrar los campos a llenar para la registración</text:p>
            </text:list-item>
            <text:list-item>
              <text:p text:style-name="P10"/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0">Nombre usuario</text:p>
            </text:list-item>
            <text:list-item>
              <text:p text:style-name="P10">Apellido usuario</text:p>
            </text:list-item>
            <text:list-item>
              <text:p text:style-name="P10">Fecha de nacimiento</text:p>
            </text:list-item>
            <text:list-item>
              <text:p text:style-name="P10">Email usuario</text:p>
            </text:list-item>
            <text:list-item>
              <text:p text:style-name="P10">Contraseña<text:tab/></text:p>
              <text:p text:style-name="P10"/>
            </text:list-item>
          </text:list>
        </text:list-item>
      </text:list>
      <text:p text:style-name="P5"/>
      <text:p text:style-name="P5"/>
      <text:p text:style-name="P7"><text:span text:style-name="T1">Clase</text:span> Controlador de campos</text:p>
      <text:list xml:id="list288054200" text:continue-numbering="true" text:style-name="L1">
        <text:list-item>
          <text:p text:style-name="P8">Responsabilidades</text:p>
          <text:list>
            <text:list-item>
              <text:p text:style-name="P10">Saber qué campos fueron completados correctamente</text:p>
            </text:list-item>
            <text:list-item>
              <text:p text:style-name="P10">Avisar de inconsistencias</text:p>
            </text:list-item>
          </text:list>
        </text:list-item>
      </text:list>
      <text:p text:style-name="P4"/>
      <text:list xml:id="list1899918567" text:continue-numbering="true" text:style-name="L1">
        <text:list-item>
          <text:p text:style-name="P8">Atributos</text:p>
          <text:list>
            <text:list-item>
              <text:p text:style-name="P11"/>
              <text:p text:style-name="P10"/>
            </text:list-item>
          </text:list>
        </text:list-item>
      </text:list>
      <text:p text:style-name="P5"/>
      <text:p text:style-name="P5"/>
      <text:p text:style-name="P7"><text:span text:style-name="T1">Clase</text:span> Controlador de Usuario existente</text:p>
      <text:list xml:id="list1298449068" text:continue-numbering="true" text:style-name="L1">
        <text:list-item>
          <text:p text:style-name="P8">Responsabilidades</text:p>
          <text:list>
            <text:list-item>
              <text:p text:style-name="P10">Saber sí un usuario existente tiene los mismos datos que el usuario registrante</text:p>
              <text:p text:style-name="P12"/>
            </text:list-item>
          </text:list>
        </text:list-item>
        <text:list-item>
          <text:p text:style-name="P8">Atributos</text:p>
          <text:list>
            <text:list-item>
              <text:p text:style-name="P11"/>
              <text:p text:style-name="P10"/>
            </text:list-item>
          </text:list>
        </text:list-item>
      </text:list>
      <text:p text:style-name="P5"/>
      <text:p text:style-name="P7"><text:span text:style-name="T1">Clase</text:span> Nuevo Usuario</text:p>
      <text:list xml:id="list91200435" text:continue-numbering="true" text:style-name="L1">
        <text:list-item>
          <text:p text:style-name="P8">Responsabilidades</text:p>
          <text:list>
            <text:list-item>
              <text:p text:style-name="P10">Generar un nuevo usuario como entidad </text:p>
            </text:list-item>
          </text:list>
        </text:list-item>
      </text:list>
      <text:p text:style-name="P4"/>
      <text:list xml:id="list660881210" text:continue-numbering="true" text:style-name="L1">
        <text:list-item>
          <text:p text:style-name="P8">Atributos</text:p>
          <text:list>
            <text:list-item>
              <text:p text:style-name="P10">Nombre</text:p>
            </text:list-item>
            <text:list-item>
              <text:p text:style-name="P10">Apellido</text:p>
            </text:list-item>
            <text:list-item>
              <text:p text:style-name="P10">Fecha nacimiento</text:p>
            </text:list-item>
            <text:list-item>
              <text:p text:style-name="P10">Contraseña</text:p>
            </text:list-item>
            <text:list-item>
              <text:p text:style-name="P10">Amigo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7-02T13:52:51</dc:date>
    <dc:creator>Marce </dc:creator>
    <meta:editing-duration>PT1H45M9S</meta:editing-duration>
    <meta:editing-cycles>34</meta:editing-cycles>
    <meta:generator>LibreOffice/3.3$Linux LibreOffice_project/330m19$Build-202</meta:generator>
    <meta:document-statistic meta:table-count="0" meta:image-count="0" meta:object-count="0" meta:page-count="1" meta:paragraph-count="30" meta:word-count="110" meta:character-count="674"/>
  </office:meta>
</office:document-meta>
</file>